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Pictures/10000000000000F8000001E4F1E2F475.png" manifest:media-type=""/>
  <manifest:file-entry manifest:full-path="meta.xml" manifest:media-type="text/xml"/>
  <manifest:file-entry manifest:full-path="setting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statusbar/" manifest:media-type=""/>
  <manifest:file-entry manifest:full-path="Configurations2/progressbar/" manifest:media-type=""/>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text-properties officeooo:paragraph-rsid="001d19d7" officeooo:rsid="001d19d7"/>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left" style:horizontal-rel="paragraph" style:mirror="none" style:number-wrapped-paragraphs="no-limit" style:run-through="foreground" style:vertical-pos="middle" style:vertical-rel="paragraph" style:wrap="right" style:wrap-contour="false" style:wrap-contour-mode="full" svg:x="0.0mm" svg:y="0.0m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draw:frame draw:name="Grafik1" draw:style-name="fr1" draw:z-index="0" svg:height="12.804cm" svg:width="6.56cm" svg:x="0.0mm" svg:y="0.0mm" text:anchor-type="paragraph"><draw:image xlink:actuate="onLoad" xlink:href="Pictures/10000000000000F8000001E4F1E2F475.png" xlink:show="embed" xlink:type="simple"/><draw:contour-polygon draw:points="26,26 26,52 26,79 26,105 52,132 52,158 2883,185 2856,211 2856,238 2856,264 2856,291 2856,317 2856,343 2856,370 2856,396 2856,423 2883,449 6454,476 6454,502 6454,529 6454,555 6454,582 6454,608 6454,634 6454,661 6454,687 26,714 6454,740 6454,767 6454,793 6454,820 6454,846 6454,873 6454,899 6454,925 6454,952 6454,978 6454,1005 3332,1031 3332,1058 3332,1084 3332,1111 3332,1137 3332,1164 3332,1190 3332,1216 3332,1243 3332,1269 3332,1296 370,1322 370,1349 370,1375 423,1402 423,1428 423,1455 423,1481 423,1507 423,1534 423,1560 449,1587 449,1613 3332,1640 3280,1666 3280,1693 3280,1719 264,1746 264,1772 264,1798 264,1825 3280,1851 3280,1878 3280,1904 343,1931 3888,1957 370,1984 6454,2010 6454,2037 6454,2063 6454,2089 6454,2116 6454,2142 6454,2169 6454,2195 6454,2222 317,2248 290,2275 264,2301 264,2328 264,2354 264,2380 264,2407 264,2433 264,2460 264,2486 264,2513 264,2539 264,2566 264,2592 264,2619 264,2645 264,2671 264,2698 264,2724 264,2751 264,2777 264,2804 264,2830 264,2857 264,2883 264,2910 264,2936 264,2962 264,2989 264,3015 1190,3042 1190,3068 1190,3095 1190,3121 1190,3148 3888,3174 370,3201 6454,3227 6454,3253 6454,3280 6454,3306 6454,3333 6454,3359 6454,3386 6454,3412 6454,3439 317,3465 290,3492 264,3518 264,3544 264,3571 264,3597 264,3624 264,3650 264,3677 264,3703 264,3730 264,3756 264,3783 264,3809 264,3835 264,3862 264,3888 264,3915 264,3941 264,3968 264,3994 264,4021 264,4047 264,4074 264,4100 264,4126 264,4153 264,4179 264,4206 264,4232 238,4259 238,4285 238,4312 238,4338 264,4365 290,4391 370,4417 6454,4444 6454,4470 6454,4497 6454,4523 6454,4550 6454,4576 6454,4603 6454,4629 6454,4656 6454,4682 6454,4708 6454,4735 26,4761 26,4788 6454,4814 6454,4841 6454,4867 6454,4894 6454,4920 6454,4947 6454,4973 6454,4999 2407,5026 2407,5052 2407,5079 2407,5105 2407,5132 2407,5158 2407,5185 2407,5211 2407,5238 2407,5264 2407,5290 3121,5317 3121,5343 6454,5370 6454,5396 6454,5423 6454,5449 6454,5476 6454,5502 6454,5529 26,5555 6454,5581 6454,5608 6454,5634 6454,5661 6454,5687 6454,5714 6454,5740 6454,5767 6454,5793 6454,5820 6454,5846 317,5872 290,5899 264,5925 264,5952 264,5978 264,6005 264,6031 264,6058 264,6084 264,6111 264,6137 264,6163 264,6190 264,6216 264,6243 264,6269 264,6296 264,6322 264,6349 264,6375 264,6402 264,6428 264,6454 264,6481 264,6507 264,6534 264,6560 264,6587 264,6613 264,6640 6136,6666 6136,6693 6454,6719 6110,6745 6454,6772 6057,6798 370,6825 6454,6851 6454,6878 6454,6904 6454,6931 6454,6957 6454,6984 6454,7010 6454,7036 317,7063 290,7089 264,7116 238,7142 238,7169 238,7195 238,7222 238,7248 238,7275 238,7301 238,7327 238,7354 238,7380 238,7407 238,7433 238,7460 238,7486 238,7513 238,7539 238,7566 238,7592 238,7618 238,7645 238,7671 238,7698 238,7724 238,7751 238,7777 238,7804 238,7830 238,7857 238,7883 238,7909 264,7936 264,7962 290,7989 343,8015 370,8042 6454,8068 6454,8095 6454,8121 6454,8148 6454,8174 6454,8200 6454,8227 6454,8253 6454,8280 317,8306 290,8333 264,8359 264,8386 264,8412 264,8439 264,8465 264,8491 264,8518 264,8544 264,8571 264,8597 264,8624 264,8650 264,8677 264,8703 264,8730 264,8756 264,8782 264,8809 264,8835 264,8862 264,8888 264,8915 264,8941 264,8968 264,8994 264,9021 264,9047 264,9073 1190,9100 1190,9126 1190,9153 1190,9179 1190,9206 1745,9232 370,9259 6454,9285 6454,9312 6454,9338 6454,9364 6454,9391 6454,9417 6454,9444 6454,9470 6454,9497 6454,9523 6454,9550 6454,9576 6454,9603 26,9629 26,9655 6454,9682 6454,9708 6454,9735 6454,9761 6454,9788 6454,9814 6454,9841 6454,9867 2750,9894 2724,9920 2724,9946 2724,9973 2724,9999 2724,10026 2724,10052 2724,10079 2724,10105 2724,10132 2750,10158 6454,10185 6454,10211 6454,10237 6454,10264 6454,10290 6454,10317 6454,10343 6454,10370 6454,10396 26,10423 6454,10449 6454,10476 6454,10502 6454,10528 6454,10555 6454,10581 6454,10608 6454,10634 6454,10661 6454,10687 6454,10714 317,10740 290,10767 264,10793 264,10819 264,10846 264,10872 264,10899 264,10925 264,10952 264,10978 264,11005 264,11031 264,11058 264,11084 264,11110 264,11137 264,11163 264,11190 264,11216 264,11243 264,11269 264,11296 264,11322 264,11349 264,11375 264,11401 264,11428 264,11454 264,11481 264,11507 1534,11534 1534,11560 5210,11587 1507,11613 5210,11640 1454,11666 370,11692 6454,11719 6454,11745 6454,11772 6454,11798 6454,11825 6454,11851 6454,11878 6454,11904 6454,11931 6454,11957 6454,11983 6454,12010 26,12036 26,12063 6454,12089 6454,12116 6454,12142 6454,12169 6454,12195 6454,12222 6454,12248 6454,12274 2645,12301 2618,12327 2618,12354 2618,12380 2618,12407 2618,12433 2645,12460 2618,12486 2592,12513 2618,12539 2618,12565 2777,12592 2803,12618 6454,12645 6454,12671 6454,12698 6454,12724 6454,12751 6507,12751 6507,12724 6507,12698 6507,12671 6507,12645 6507,12618 6507,12592 6507,12565 6507,12539 6507,12513 6507,12486 6507,12460 6507,12433 6507,12407 6507,12380 6507,12354 6507,12327 6507,12301 6507,12274 6507,12248 6507,12222 6507,12195 6507,12169 6507,12142 6507,12116 6507,12089 6507,12063 6507,12036 6507,12010 6507,11983 6507,11957 6507,11931 6507,11904 6507,11878 6507,11851 6507,11825 6507,11798 6507,11772 6507,11745 6507,11719 6507,11692 6507,11666 6507,11640 6507,11613 6507,11587 6507,11560 6507,11534 6507,11507 6507,11481 6507,11454 6507,11428 6507,11401 6507,11375 6507,11349 6507,11322 6507,11296 6507,11269 6507,11243 6507,11216 6507,11190 6507,11163 6507,11137 6507,11110 6507,11084 6507,11058 6507,11031 6507,11005 6507,10978 6507,10952 6507,10925 6507,10899 6507,10872 6507,10846 6507,10819 6507,10793 6507,10767 6507,10740 6507,10714 6507,10687 6507,10661 6507,10634 6507,10608 6507,10581 6507,10555 6507,10528 6507,10502 6507,10476 6507,10449 6507,10423 6507,10396 6507,10370 6507,10343 6507,10317 6507,10290 6507,10264 6507,10237 6507,10211 6507,10185 6507,10158 6507,10132 6507,10105 6507,10079 6507,10052 6507,10026 6507,9999 6507,9973 6507,9946 6507,9920 6507,9894 6507,9867 6507,9841 6507,9814 6507,9788 6507,9761 6507,9735 6507,9708 6507,9682 6507,9655 6507,9629 6507,9603 6507,9576 6507,9550 6507,9523 6507,9497 6507,9470 6507,9444 6507,9417 6507,9391 6507,9364 6507,9338 6507,9312 6507,9285 6507,9259 6507,9232 6507,9206 6507,9179 6507,9153 6507,9126 6507,9100 6507,9073 6507,9047 6507,9021 6507,8994 6507,8968 6507,8941 6507,8915 6507,8888 6507,8862 6507,8835 6507,8809 6507,8782 6507,8756 6507,8730 6507,8703 6507,8677 6507,8650 6507,8624 6507,8597 6507,8571 6507,8544 6507,8518 6507,8491 6507,8465 6507,8439 6507,8412 6507,8386 6507,8359 6507,8333 6507,8306 6507,8280 6507,8253 6507,8227 6507,8200 6507,8174 6507,8148 6507,8121 6507,8095 6507,8068 6507,8042 6507,8015 6507,7989 6507,7962 6507,7936 6507,7909 6507,7883 6507,7857 6507,7830 6507,7804 6507,7777 6507,7751 6507,7724 6507,7698 6507,7671 6507,7645 6507,7618 6507,7592 6507,7566 6507,7539 6507,7513 6507,7486 6507,7460 6507,7433 6507,7407 6507,7380 6507,7354 6507,7327 6507,7301 6507,7275 6507,7248 6507,7222 6507,7195 6507,7169 6507,7142 6507,7116 6507,7089 6507,7063 6507,7036 6507,7010 6507,6984 6507,6957 6507,6931 6507,6904 6507,6878 6507,6851 6507,6825 6507,6798 6507,6772 6507,6745 6507,6719 6507,6693 6507,6666 6507,6640 6507,6613 6507,6587 6507,6560 6507,6534 6507,6507 6507,6481 6507,6454 6507,6428 6507,6402 6507,6375 6507,6349 6507,6322 6507,6296 6507,6269 6507,6243 6507,6216 6507,6190 6507,6163 6507,6137 6507,6111 6507,6084 6507,6058 6507,6031 6507,6005 6507,5978 6507,5952 6507,5925 6507,5899 6507,5872 6507,5846 6507,5820 6507,5793 6507,5767 6507,5740 6507,5714 6507,5687 6507,5661 6507,5634 6507,5608 6507,5581 6507,5555 6507,5529 6507,5502 6507,5476 6507,5449 6507,5423 6507,5396 6507,5370 6507,5343 6507,5317 6507,5290 6507,5264 6507,5238 6507,5211 6507,5185 6507,5158 6507,5132 6507,5105 6507,5079 6507,5052 6507,5026 6507,4999 6507,4973 6507,4947 6507,4920 6507,4894 6507,4867 6507,4841 6507,4814 6507,4788 6507,4761 6507,4735 6507,4708 6507,4682 6507,4656 6507,4629 6507,4603 6507,4576 6507,4550 6507,4523 6507,4497 6507,4470 6507,4444 6507,4417 6507,4391 6507,4365 6507,4338 6507,4312 6507,4285 6507,4259 6507,4232 6507,4206 6507,4179 6507,4153 6507,4126 6507,4100 6507,4074 6507,4047 6507,4021 6507,3994 6507,3968 6507,3941 6507,3915 6507,3888 6507,3862 6507,3835 6507,3809 6507,3783 6507,3756 6507,3730 6507,3703 6507,3677 6507,3650 6507,3624 6507,3597 6507,3571 6507,3544 6507,3518 6507,3492 6507,3465 6507,3439 6507,3412 6507,3386 6507,3359 6507,3333 6507,3306 6507,3280 6507,3253 6507,3227 6507,3201 6507,3174 6507,3148 6507,3121 6507,3095 6507,3068 6507,3042 6507,3015 6507,2989 6507,2962 6507,2936 6507,2910 6507,2883 6507,2857 6507,2830 6507,2804 6507,2777 6507,2751 6507,2724 6507,2698 6507,2671 6507,2645 6507,2619 6507,2592 6507,2566 6507,2539 6507,2513 6507,2486 6507,2460 6507,2433 6507,2407 6507,2380 6507,2354 6507,2328 6507,2301 6507,2275 6507,2248 6507,2222 6507,2195 6507,2169 6507,2142 6507,2116 6507,2089 6507,2063 6507,2037 6507,2010 6507,1984 6507,1957 6507,1931 6507,1904 6507,1878 6507,1851 6507,1825 6507,1798 6507,1772 6507,1746 6507,1719 6507,1693 6507,1666 6507,1640 6507,1613 6507,1587 6507,1560 6507,1534 6507,1507 6507,1481 6507,1455 6507,1428 6507,1402 6507,1375 6507,1349 6507,1322 6507,1296 6507,1269 6507,1243 6507,1216 6507,1190 6507,1164 6507,1137 6507,1111 6507,1084 6507,1058 6507,1031 6507,1005 6507,978 6507,952 6507,925 6507,899 6507,873 6507,846 6507,820 6507,793 6507,767 6507,740 6507,714 6507,687 6507,661 6507,634 6507,608 6507,582 6507,555 6507,529 6507,502 6507,476 6507,449 6507,423 6507,396 6507,370 6507,343 6507,317 6507,291 6507,264 6507,238 6507,211 6480,185 6480,158 6480,132 6480,105 6480,79 6480,52 6480,26" draw:recreate-on-edit="true" svg:height="12.751cm" svg:viewBox="0 0 6507 12751" svg:width="6.507cm"/></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f"/>
      <style:paragraph-properties style:font-independent-line-spacing="false" style:line-break="strict" style:text-autospace="ideograph-alpha" style:writing-mode="lr-tb">
        <style:tab-stops/>
      </style:paragraph-properties>
      <style:text-properties fo:country="DE" fo:font-size="12pt" fo:language="de" style:country-asian="CN" style:country-complex="IN"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41cm" style:text-autospace="ideograph-alpha" style:writing-mode="page"/>
      <style:text-properties fo:country="DE" fo:font-size="12pt" fo:hyphenate="false" fo:hyphenation-push-char-count="2" fo:hyphenation-remain-char-count="2" fo:language="de" style:country-asian="CN" style:country-complex="IN" style:font-name="Times New Roman" style:font-name-asian="SimSun" style:font-name-complex="Mangal"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contextual-spacing="false"/>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contextual-spacing="false"/>
    </style:style>
    <style:style style:class="list" style:family="paragraph" style:name="List" style:parent-style-name="Text_20_body">
      <style:text-properties style:font-name-complex="Mangal1" style:font-size-asian="12pt"/>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font-size-asian="12pt"/>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line-style="solid"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3-10-17T16:15:45.52</meta:creation-date>
    <meta:generator>StarOffice/8$Win32 OpenOffice.org_project/680m18$Build-9161</meta:generator>
    <dc:date>2019-07-23T14:11:24</dc:date>
    <meta:editing-duration>PT0.083S</meta:editing-duration>
    <meta:editing-cycles>3</meta:editing-cycles>
    <dc:creator>Maike Henscheö</dc:creator>
    <meta:document-statistic meta:character-count="1468" meta:image-count="1" meta:non-whitespace-character-count="1304" meta:object-count="0" meta:page-count="1" meta:paragraph-count="1" meta:table-count="0" meta:word-count="165"/>
  </office:meta>
</office:document-meta>
</file>